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TA FISC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ada nf deve ter 1 nserie (1→1) <text:s text:c="7"/>cada nserie deve ser de 1 nf (1→1) 1:1 <text:s text:c="4"/>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nserie: texto datahora: timestamp cnpj: texto cpf: texto </text:p>
          </table:table-cell>
          <table:table-cell/>
          <table:table-cell office:value-type="string" calcext:value-type="string">
            <text:p>cada nf deve ter 1 nserie (1→1)</text:p>
          </table:table-cell>
        </table:table-row>
        <table:table-row table:style-name="ro1">
          <table:table-cell table:style-name="ce1" office:value-type="string" calcext:value-type="string">
            <text:p>item: </text:p>
          </table:table-cell>
          <table:table-cell/>
          <table:table-cell office:value-type="string" calcext:value-type="string">
            <text:p>cada nserie deve ser de 1 nf (1→1)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4">
          <table:table-cell table:style-name="ce1" office:value-type="string" calcext:value-type="string">
            <text:p>itens <text:s text:c="6"/>produtos <text:s text:c="7"/>valor unitario <text:s text:c="5"/>quantidade <text:s text:c="5"/>subtotal <text:s text:c="7"/>total <text:s text:c="6"/>carga de impostos <text:s text:c="6"/>//data e hora <text:s text:c="6"/>cnpj <text:s text:c="7"/>cpf cliente <text:s text:c="4"/>nome cliente --- informação não se guarda. não é necessario mostrar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 unit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 de impo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 cli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liente</text:p>
          </table:table-cell>
          <table:table-cell table:number-columns-repeated="2"/>
        </table:table-row>
      </table:table>
      <table:table table:name="Planilha2" table:style-name="ta1"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3" table:default-cell-style-name="ce5"/>
        <table:table-row table:style-name="ro1">
          <table:table-cell table:style-name="ce3" office:value-type="string" calcext:value-type="string" table:number-columns-spanned="3" table:number-rows-spanned="1">
            <text:p>nfiscal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item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rodut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seri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seri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3o------------|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datahora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|--------------|E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descricao</text:p>
          </table:table-cell>
          <table:table-cell office:value-type="string" calcext:value-type="string">
            <text:p>texto</text:p>
          </table:table-cell>
          <table:table-cell/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quantidad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vunitario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texto</text:p>
          </table:table-cell>
          <table:table-cell table:style-name="ce5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5" office:value-type="string" calcext:value-type="string">
            <text:p>real</text:p>
          </table:table-cell>
          <table:table-cell table:style-name="ce5"/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0:49:45.894160525</meta:creation-date>
    <dc:date>2020-02-27T21:35:51.770262436</dc:date>
    <meta:editing-duration>PT7S</meta:editing-duration>
    <meta:editing-cycles>1</meta:editing-cycles>
    <meta:document-statistic meta:table-count="2" meta:cell-count="47" meta:object-count="0"/>
    <meta:generator>LibreOffice/5.1.6.2$Linux_x86 LibreOffice_project/10m0$Build-2</meta:generator>
  </office:meta>
</office:document-meta>
</file>